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3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Консольное приложение</text:p>
      <text:p text:style-name="P1"/>
      <text:p text:style-name="P2">Среда выполнения - Windows (работа проверялась на <text:s/>Win7)</text:p>
      <text:p text:style-name="P2"/>
      <text:p text:style-name="P2">options.xml - файл конфигурации, должен быть в папке рядом с исполняемым файлом</text:p>
      <text:p text:style-name="P2"/>
      <text:p text:style-name="P2">Библиотеки Qt 5.x, необходимые для работы приложения:</text:p>
      <text:p text:style-name="P2"/>
      <text:p text:style-name="P2">icudt54.dll</text:p>
      <text:p text:style-name="P2">icuin54.dll</text:p>
      <text:p text:style-name="P2">icuuc54.dll</text:p>
      <text:p text:style-name="P2">Qt5Core.dll</text:p>
      <text:p text:style-name="P3">Qt5Gui.dll</text:p>
      <text:p text:style-name="P3">Qt5Multimedia.dll</text:p>
      <text:p text:style-name="P3">Qt5MultimediaWidgets.dll</text:p>
      <text:p text:style-name="P3">Qt5Network.dll</text:p>
      <text:p text:style-name="P3">Qt5OpenGL.dll</text:p>
      <text:p text:style-name="P3">Qt5Positioning.dll</text:p>
      <text:p text:style-name="P3">Qt5PrintSupport.dll</text:p>
      <text:p text:style-name="P3">Qt5Qml.dll</text:p>
      <text:p text:style-name="P3">Qt5Quick.dll</text:p>
      <text:p text:style-name="P3">Qt5Sensors.dll</text:p>
      <text:p text:style-name="P3">Qt5Sql.dll</text:p>
      <text:p text:style-name="P3">Qt5WebChannel.dll</text:p>
      <text:p text:style-name="P3">Qt5WebKit.dll</text:p>
      <text:p text:style-name="P3">Qt5WebKitWidgets.dll</text:p>
      <text:p text:style-name="P3">Qt5Widgets.dll</text:p>
      <text:p text:style-name="P3">Qt5Xml.dll</text:p>
      <text:p text:style-name="P3"/>
      <text:p text:style-name="P3">run_example.bat - скрипт с примера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